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automatic-styles>
    <style:style style:name="Table1" style:family="table">
      <style:table-properties style:width="6.7806in" table:align="left"/>
    </style:style>
    <style:style style:name="Table1.A" style:family="table-column">
      <style:table-column-properties style:column-width="1.4868in"/>
    </style:style>
    <style:style style:name="Table1.B" style:family="table-column">
      <style:table-column-properties style:column-width="1.7056in"/>
    </style:style>
    <style:style style:name="Table1.C" style:family="table-column">
      <style:table-column-properties style:column-width="2.1326in"/>
    </style:style>
    <style:style style:name="Table1.D" style:family="table-column">
      <style:table-column-properties style:column-width="1.4556in"/>
    </style:style>
    <style:style style:name="Table1.A1" style:family="table-cell">
      <style:table-cell-properties style:vertical-align="middle" fo:padding="0.0729in" fo:border="0.05pt solid #000000"/>
    </style:style>
    <style:style style:name="P1"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8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20%" fo:text-align="center" style:justify-single-word="false"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5"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Droid Sans Mono" fo:font-size="12pt" fo:font-style="normal" style:text-underline-style="none" fo:font-weight="normal" style:text-blinking="false" fo:background-color="transparent"/>
    </style:style>
    <style:style style:name="P6" style:family="paragraph" style:parent-style-name="Text_20_body">
      <style:paragraph-properties fo:margin-top="0in" fo:margin-bottom="0in" loext:contextual-spacing="false" fo:line-height="138%"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font-name="Droid Sans Mono" fo:font-size="12pt" fo:font-style="normal" style:text-underline-style="solid" style:text-underline-width="auto" style:text-underline-color="font-color" fo:font-weight="normal" fo:background-color="transparent"/>
    </style:style>
    <style:style style:name="P8" style:family="paragraph" style:parent-style-name="Text_20_body">
      <style:paragraph-properties fo:margin-top="0in" fo:margin-bottom="0in" loext:contextual-spacing="false" fo:line-height="120%" fo:text-align="center" style:justify-single-word="false" style:writing-mode="lr-tb"/>
      <style:text-properties fo:font-weight="normal"/>
    </style:style>
    <style:style style:name="P9" style:family="paragraph" style:parent-style-name="Text_20_body" style:list-style-name="L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0" style:family="paragraph" style:parent-style-name="Text_20_body" style:list-style-name="L1">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Arial" fo:font-size="11.25pt" fo:font-style="normal" style:text-underline-style="none" fo:font-weight="normal" style:text-blinking="false"/>
    </style:style>
    <style:style style:name="P11" style:family="paragraph" style:parent-style-name="Text_20_body" style:list-style-name="L2">
      <style:paragraph-properties fo:margin-top="0in" fo:margin-bottom="0in" loext:contextual-spacing="false" fo:line-height="138%" fo:background-color="transparent" style:writing-mode="lr-tb">
        <style:background-image/>
      </style:paragraph-properties>
      <style:text-properties fo:font-variant="normal" fo:text-transform="none" fo:color="#000000" style:text-line-through-style="none" style:text-line-through-type="none" style:font-name="Droid Sans Mono" fo:font-size="12pt" fo:font-style="normal" style:text-underline-style="none" fo:font-weight="normal" style:text-blinking="false" fo:background-color="transparent"/>
    </style:style>
    <style:style style:name="P12" style:family="paragraph" style:parent-style-name="Text_20_body">
      <style:paragraph-properties fo:margin-top="0in" fo:margin-bottom="0in" loext:contextual-spacing="false" fo:line-height="138%" fo:break-before="page" style:writing-mode="lr-tb"/>
      <style:text-properties fo:font-variant="normal" fo:text-transform="none" fo:color="#000000" style:font-name="Arial" fo:font-size="14.25pt" fo:font-style="normal" style:text-underline-style="solid" style:text-underline-width="auto" style:text-underline-color="font-color" fo:font-weight="bold" fo:background-color="transparent"/>
    </style:style>
    <style:style style:name="P13" style:family="paragraph" style:parent-style-name="Heading_20_1">
      <style:paragraph-properties fo:margin-top="0.3335in" fo:margin-bottom="0.0835in" loext:contextual-spacing="false" fo:line-height="138%" style:writing-mode="lr-tb"/>
      <style:text-properties fo:font-variant="normal" fo:text-transform="none" fo:color="#000000" style:text-line-through-style="none" style:text-line-through-type="none" style:font-name="Arial" fo:font-size="14.25pt" fo:font-style="normal" style:text-underline-style="none" fo:font-weight="bold" style:text-blinking="false" fo:background-color="transparent"/>
    </style:style>
    <style:style style:name="P14" style:family="paragraph" style:parent-style-name="Table_20_Contents">
      <style:paragraph-properties fo:margin-top="0in" fo:margin-bottom="0in" loext:contextual-spacing="false" fo:line-height="138%"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P15" style:family="paragraph" style:parent-style-name="Table_20_Contents">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1.25pt" fo:font-style="normal" style:text-underline-style="none" fo:font-weight="normal" style:text-blinking="false" fo:background-color="transparent"/>
    </style:style>
    <style:style style:name="T1" style:family="text">
      <style:text-properties fo:font-variant="normal" fo:text-transform="none" fo:color="#000000" style:text-line-through-style="none" style:text-line-through-type="none" style:font-name="Arial" fo:font-size="14.25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font-name="Arial" fo:font-size="14.25pt" fo:font-style="normal" style:text-underline-style="solid" style:text-underline-width="auto" style:text-underline-color="font-color" fo:background-color="transparent" loext:char-shading-value="0"/>
    </style:style>
    <style:style style:name="T4" style:family="text">
      <style:text-properties fo:background-color="transparent" loext:char-shading-value="0"/>
    </style:style>
    <style:style style:name="T5" style:family="text">
      <style:text-properties fo:font-style="italic" fo:font-weight="bold" fo:background-color="transparent"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7dde903-f172-2894-2dcc-7eec681e011d"/>CS4380/7380 Database Management Systems –I</text:p>
      <text:p text:style-name="P1">Final Project Planning Report (due 3/6/2015 by midnight)</text:p>
      <text:p text:style-name="P2">Worth 5% of your final project</text:p>
      <text:p text:style-name="P8"><text:span text:style-name="T1">Project title: </text:span><text:span text:style-name="T3">Columbia UU Church carpool webapp__________________</text:span><text:span text:style-name="T2"> </text:span></text:p>
      <text:h text:style-name="P13" text:outline-level="1">Team members</text:h>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Last name</text:p>
          </table:table-cell>
          <table:table-cell table:style-name="Table1.A1" office:value-type="string">
            <text:p text:style-name="P15">First name</text:p>
          </table:table-cell>
          <table:table-cell table:style-name="Table1.A1" office:value-type="string">
            <text:p text:style-name="P15">E-mail</text:p>
          </table:table-cell>
          <table:table-cell table:style-name="Table1.A1" office:value-type="string">
            <text:p text:style-name="P15">Major</text:p>
          </table:table-cell>
        </table:table-row>
        <table:table-row>
          <table:table-cell table:style-name="Table1.A1" office:value-type="string">
            <text:p text:style-name="P14">Ferguson</text:p>
          </table:table-cell>
          <table:table-cell table:style-name="Table1.A1" office:value-type="string">
            <text:p text:style-name="P14">Nicholaus</text:p>
          </table:table-cell>
          <table:table-cell table:style-name="Table1.A1" office:value-type="string">
            <text:p text:style-name="P14">ngfnbf@mail.missouri.edu</text:p>
          </table:table-cell>
          <table:table-cell table:style-name="Table1.A1" office:value-type="string">
            <text:p text:style-name="P14">CS</text:p>
          </table:table-cell>
        </table:table-row>
        <table:table-row>
          <table:table-cell table:style-name="Table1.A1" office:value-type="string">
            <text:p text:style-name="P14">Watson</text:p>
          </table:table-cell>
          <table:table-cell table:style-name="Table1.A1" office:value-type="string">
            <text:p text:style-name="P14">Ethan</text:p>
          </table:table-cell>
          <table:table-cell table:style-name="Table1.A1" office:value-type="string">
            <text:p text:style-name="P14">edwzpd@mail.missouri.edu</text:p>
          </table:table-cell>
          <table:table-cell table:style-name="Table1.A1" office:value-type="string">
            <text:p text:style-name="P14">CS</text:p>
          </table:table-cell>
        </table:table-row>
        <table:table-row>
          <table:table-cell table:style-name="Table1.A1" office:value-type="string">
            <text:p text:style-name="P14">Scully</text:p>
          </table:table-cell>
          <table:table-cell table:style-name="Table1.A1" office:value-type="string">
            <text:p text:style-name="P14">Thomas</text:p>
          </table:table-cell>
          <table:table-cell table:style-name="Table1.A1" office:value-type="string">
            <text:p text:style-name="P14">tps9tb@mail.missouri.edu</text:p>
          </table:table-cell>
          <table:table-cell table:style-name="Table1.A1" office:value-type="string">
            <text:p text:style-name="P14">CS/IT</text:p>
          </table:table-cell>
        </table:table-row>
        <table:table-row>
          <table:table-cell table:style-name="Table1.A1" office:value-type="string">
            <text:p text:style-name="P14">Trammel</text:p>
          </table:table-cell>
          <table:table-cell table:style-name="Table1.A1" office:value-type="string">
            <text:p text:style-name="P14">Joseph</text:p>
          </table:table-cell>
          <table:table-cell table:style-name="Table1.A1" office:value-type="string">
            <text:p text:style-name="P14">jat284@mail.missouri.edu</text:p>
          </table:table-cell>
          <table:table-cell table:style-name="Table1.A1" office:value-type="string">
            <text:p text:style-name="P14">CS/IT</text:p>
          </table:table-cell>
        </table:table-row>
      </table:table>
      <text:p text:style-name="Text_20_body"/>
      <text:p text:style-name="P3">Content needed in your report (follow the order)</text:p>
      <text:p text:style-name="Text_20_body"/>
      <text:list xml:id="list755748603220104226" text:style-name="L1">
        <text:list-item>
          <text:p text:style-name="P9">Data collection and client information.</text:p>
        </text:list-item>
        <text:list-item>
          <text:p text:style-name="P9">E-R Diagram (any format)</text:p>
        </text:list-item>
        <text:list-item>
          <text:p text:style-name="P9">Create tables using DDL in your group accounts (copy and paste your SQL statements for table creations). All members in the team should participate in creating tables.</text:p>
        </text:list-item>
        <text:list-item>
          <text:p text:style-name="P10"><text:span text:style-name="T4">List at least 10 </text:span><text:span text:style-name="T5">useful </text:span><text:span text:style-name="T4">queries in English sentences, as well as in relational algebra and SQL. Make sure they are different types and </text:span><text:span text:style-name="T5">really useful</text:span><text:span text:style-name="T4">. </text:span></text:p>
        </text:list-item>
        <text:list-item>
          <text:p text:style-name="P9">Contribution by each member so far. (Members never showed up for meeting or difficult to work with and voted by the majority will be removed from the group and placed in a “turkey farm.”)</text:p>
        </text:list-item>
        <text:list-item>
          <text:p text:style-name="P9">Workload plan for each team member. (I expect all of you work on database planning, design, implementation, and report writing.)</text:p>
        </text:list-item>
        <text:list-item>
          <text:p text:style-name="P9">Weekly schedule</text:p>
        </text:list-item>
      </text:list>
      <text:p text:style-name="P12">Data Collection and Client info</text:p>
      <text:p text:style-name="P6">ERD</text:p>
      <text:p text:style-name="P6">DDL</text:p>
      <text:p text:style-name="P6">Queries</text:p>
      <text:p text:style-name="P7">Examples:</text:p>
      <text:list xml:id="list4421657412693899760" text:style-name="L2">
        <text:list-item>
          <text:p text:style-name="P11">Number of members are at church every week</text:p>
        </text:list-item>
        <text:list-item>
          <text:p text:style-name="P11">Number of members who are above the age of 60 (seniors)</text:p>
        </text:list-item>
        <text:list-item>
          <text:p text:style-name="P11">Find all attendees within the past year who are not members</text:p>
        </text:list-item>
        <text:list-item>
          <text:p text:style-name="P11">Find members who haven’t attended a service in 3 months</text:p>
        </text:list-item>
        <text:list-item>
          <text:p text:style-name="P11">Find all members who are enrolled in at least one church activity</text:p>
        </text:list-item>
        <text:list-item>
          <text:p text:style-name="P11">Find the church activity with the highest attendance</text:p>
        </text:list-item>
        <text:list-item>
          <text:p text:style-name="P11">Find a list of all members who have completed confirmation</text:p>
        </text:list-item>
        <text:list-item>
          <text:p text:style-name="P11">Find the total attendance for popular services (ash wednesday, easter, christmas eve)</text:p>
        </text:list-item>
        <text:list-item>
          <text:p text:style-name="P11">Find which months have the highest attendance on sundays</text:p>
        </text:list-item>
        <text:list-item>
          <text:p text:style-name="P11">Find a list of all families who are members</text:p>
        </text:list-item>
        <text:list-item>
          <text:p text:style-name="P11">Find all attendees who are not members but have attended at least 10 services </text:p>
        </text:list-item>
        <text:list-item>
          <text:p text:style-name="P11">Find the average age of all members</text:p>
        </text:list-item>
        <text:list-item>
          <text:p text:style-name="P11">Find neighborhoods with the highest concentration of members.</text:p>
        </text:list-item>
        <text:list-item>
          <text:p text:style-name="P11">Number of members living in each neighborhood</text:p>
        </text:list-item>
        <text:list-item>
          <text:p text:style-name="P11">Members farthest away from church</text:p>
        </text:list-item>
        <text:list-item>
          <text:p text:style-name="P11">Members closest to church </text:p>
        </text:list-item>
      </text:list>
      <text:p text:style-name="P5">(total 12)</text:p>
      <text:p text:style-name="P6">Contributions</text:p>
      <text:p text:style-name="P4">So far everyone has worked well together and we have worked mainly on coming up with a client for our project.  We all worked on finding some options for clients and talked about which one we would all enjoy doing most.  Aside from finding our client, we all worked together on creating our ERD’s and the structure of our database.  We all gave our opinions on how we thought it should look and collaborated on the overall design and creating them in our group babbage account.  We all talked about what queries we would like to see and all assisted in creating the relational algebra as well as the SQL for each query.  We all made sure that we thought the queries were useful and would work well for our application.  Overall, <text:soft-page-break/>we all have been collaborating on each aspect of the project and working out how we all envision it and how we want it to run.  Everything that we plan on doing, we confirm with the group and figure out if it is something that would work well for our project or not.  No one from our group needs to be sent to the Turkey Farm.  </text:p>
      <text:p text:style-name="P6">Workload Plan</text:p>
      <text:p text:style-name="P4">Thomas:</text:p>
      <text:p text:style-name="Text_20_body"/>
      <text:p text:style-name="P4">Ethan:</text:p>
      <text:p text:style-name="Text_20_body"/>
      <text:p text:style-name="P4">Joe:</text:p>
      <text:p text:style-name="Text_20_body"/>
      <text:p text:style-name="P4">Nick:</text:p>
      <text:p text:style-name="P6">Schedule</text:p>
      <text:p text:style-name="P4">Our group currently has a group chat on Slack that we are using to constantly communicate with one another.  We don’t have a schedule set in stone yet, but we will most likely be meeting once every week or two to go over what we have done and what else we need to change.  We will also be constantly updating each other on the slack account as we update our program and make changes to the database/application.  We will set goals to reach each week in order to keep ahead of the project and ensure that we are not working on the entire project last minute.  </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tyle:font-face style:name="Droid Sans Mono" svg:font-family="'Droid Sans Mono'"/>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Normal" svg:font-family="'Source Han Sans CN Norm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Normal"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Normal" style:font-family-asian="'Source Han Sans CN Normal'"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urce Han Sans CN Normal" style:font-family-asian="'Source Han Sans CN Normal'"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holaus Ferguson</meta:initial-creator>
    <meta:creation-date>2015-03-06T17:36:35.254685168</meta:creation-date>
    <dc:date>2015-03-06T17:37:26.477875064</dc:date>
    <dc:creator>Nicholaus Ferguson</dc:creator>
    <meta:editing-duration>PT51S</meta:editing-duration>
    <meta:editing-cycles>1</meta:editing-cycles>
    <meta:generator>LibreOffice/4.3.6.2$Linux_X86_64 LibreOffice_project/430$Build-2</meta:generator>
    <meta:document-statistic meta:table-count="1" meta:image-count="0" meta:object-count="0" meta:page-count="3" meta:paragraph-count="65" meta:word-count="667" meta:character-count="3772" meta:non-whitespace-character-count="3172"/>
  </office:meta>
</office:document-meta>
</file>